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ive Ba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office:value-type="float" office:value="94.4" calcext:value-type="float">
            <text:p>94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office:value-type="float" office:value="94.4" calcext:value-type="float">
            <text:p>94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94.4" calcext:value-type="float">
            <text:p>94,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48 (decision tre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office:value-type="float" office:value="89.8" calcext:value-type="float">
            <text:p>89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office:value-type="float" office:value="89.8" calcext:value-type="float">
            <text:p>89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89.8" calcext:value-type="float">
            <text:p>89,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office:value-type="float" office:value="36.4" calcext:value-type="float">
            <text:p>36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office:value-type="float" office:value="36.4" calcext:value-type="float">
            <text:p>36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36.4" calcext:value-type="float">
            <text:p>36,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office:value-type="float" office:value="32.4" calcext:value-type="float">
            <text:p>32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office:value-type="float" office:value="32.4" calcext:value-type="float">
            <text:p>32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32.4" calcext:value-type="float">
            <text:p>32,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1T16:52:48.948749677</meta:creation-date>
    <dc:date>2020-04-21T19:46:49.271673132</dc:date>
    <meta:editing-duration>PT2H54M2S</meta:editing-duration>
    <meta:editing-cycles>5</meta:editing-cycles>
    <meta:generator>LibreOffice/6.4.3.2$Linux_X86_64 LibreOffice_project/85aa6f776c6af63185291a519637a4f7af4e8a3b</meta:generator>
    <meta:document-statistic meta:table-count="1" meta:cell-count="60" meta:object-count="0"/>
  </office:meta>
</office:document-meta>
</file>